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5cm"/>
    </style:style>
    <style:style style:name="Tableau2.C" style:family="table-column">
      <style:table-column-properties style:column-width="5.33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5.984cm" fo:margin-left="-0.191cm" fo:margin-top="0cm" fo:margin-bottom="0cm" table:align="left" style:writing-mode="lr-tb"/>
    </style:style>
    <style:style style:name="Tableau3.A" style:family="table-column">
      <style:table-column-properties style:column-width="5.327cm"/>
    </style:style>
    <style:style style:name="Tableau3.B" style:family="table-column">
      <style:table-column-properties style:column-width="5.325cm"/>
    </style:style>
    <style:style style:name="Tableau3.C" style:family="table-column">
      <style:table-column-properties style:column-width="5.33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4" style:family="text">
      <style:text-properties style:font-name="Symbol" fo:font-size="12pt" fo:language="en" fo:country="GB" style:font-size-asian="12pt" style:font-name-complex="Times New Roman1" style:font-size-complex="12pt"/>
    </style:style>
    <style:style style:name="T5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6" style:family="text">
      <style:text-properties style:text-position="super 58%" style:font-name="Symbol" fo:font-size="12pt" fo:language="en" fo:country="GB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pyeditor : Mathilde Nicolas. </text:span></text:p>
      <text:p text:style-name="P1"><text:span text:style-name="T1">Creator: Varlet Charles, sieur de La Grange (1635-1692).</text:span></text:p>
      <text:p text:style-name="P1"><text:span text:style-name="T1">Title: Registre de La Grange (1658-1685) : précédé d'une notice biographique / publié par les soins de la Comédie-Française...[par Edouard Thierry]</text:span></text:p>
      <text:p text:style-name="P1"><text:span text:style-name="T1">Date: 1664 ou postérieur. </text:span></text:p>
      <text:p text:style-name="P1"><text:span text:style-name="T1">Bibl: Varlet Charles, sieur de La Grange, </text:span><text:span text:style-name="T2">Registre de La Grange (1658-1685) : précédé d'une notice biographique / publié par les soins de la Comédie-Française...[par Edouard Thierry]</text:span><text:span text:style-name="T1">, Paris, J. Claye ? , 1664 ou postérieur.</text:span></text:p>
      <text:p text:style-name="P2"/>
      <text:p text:style-name="P1"><text:span text:style-name="T1">68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span text:style-name="T1">Mardy 30 Septembre </text:span><text:span text:style-name="T4"></text:span><text:span text:style-name="T1"> Escol. Mar. &amp; Fascheux.</text:span></text:p>
          </table:table-cell>
          <table:table-cell table:style-name="Tableau1.A1" office:value-type="string">
            <text:p text:style-name="P4"><text:span text:style-name="T3">202lt</text:span></text:p>
            <text:p text:style-name="P5"/>
          </table:table-cell>
          <table:table-cell table:style-name="Tableau1.A1" office:value-type="string">
            <text:p text:style-name="P4"><text:span text:style-name="T3">Part. 7lt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<text:span text:style-name="T1">Vendredy 3 OCTOBRE. </text:span><text:span text:style-name="T4"></text:span><text:span text:style-name="T1"> Despit amoureux.</text:span></text:p>
          </table:table-cell>
          <table:table-cell table:style-name="Tableau1.A1" office:value-type="string">
            <text:p text:style-name="P4"><text:span text:style-name="T1">153lt</text:span></text:p>
            <text:p text:style-name="P5"/>
          </table:table-cell>
          <table:table-cell table:style-name="Tableau1.A1" office:value-type="string">
            <text:p text:style-name="P4"><text:span text:style-name="T1">Part. 4lt 10s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<text:span text:style-name="T1">Dimanche 5. </text:span><text:span text:style-name="T4"></text:span><text:span text:style-name="T1"> Idem.</text:span></text:p>
            <text:p text:style-name="P4"><text:span text:style-name="T5">Mardy on ne joua point.</text:span></text:p>
          </table:table-cell>
          <table:table-cell table:style-name="Tableau1.A1" office:value-type="string">
            <text:p text:style-name="P4"><text:span text:style-name="T3">248lt</text:span></text:p>
          </table:table-cell>
          <table:table-cell table:style-name="Tableau1.A1" office:value-type="string">
            <text:p text:style-name="P4"><text:span text:style-name="T3">Part. 11lt 5s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Vendredy 10me Oct. </text:span><text:span text:style-name="T4"></text:span><text:span text:style-name="T1"> L’Escolle des femmes.</text:span></text:p>
          </table:table-cell>
          <table:table-cell table:style-name="Tableau1.A1" office:value-type="string">
            <text:p text:style-name="P4"><text:span text:style-name="T1">284lt</text:span></text:p>
            <text:p text:style-name="P5"/>
          </table:table-cell>
          <table:table-cell table:style-name="Tableau1.A1" office:value-type="string">
            <text:p text:style-name="P4"><text:span text:style-name="T1">Part. 12lt 15s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<text:span text:style-name="T1">Dimanche 12me</text:span><text:span text:style-name="T3">. </text:span><text:span text:style-name="T4"></text:span><text:span text:style-name="T3"> Idem.</text:span></text:p>
          </table:table-cell>
          <table:table-cell table:style-name="Tableau1.A1" office:value-type="string">
            <text:p text:style-name="P4"><text:span text:style-name="T3">333lt</text:span></text:p>
          </table:table-cell>
          <table:table-cell table:style-name="Tableau1.A1" office:value-type="string">
            <text:p text:style-name="P4"><text:span text:style-name="T3">Part. 11lt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La Troupe, par ordre du Roy, est partie pour Versailles, le lundy 13 Octobre, et est reuenue le Vendredy 25me, et a joué tous les jours differentes Comedies, tant serieuses que comiques 10 fois, sçavoir : Impromptu, l’Escolle des maris, l’Escolle des femmes, le Cocu, le Despit, l’Estourdy, les Fascheux, Critique.</text:span></text:p>
          </table:table-cell>
          <table:table-cell table:style-name="Tableau1.A1" office:value-type="string">
            <text:p text:style-name="P4"><text:span text:style-name="T1">Receau au Tresor Royal 3000lt</text:span></text:p>
            <text:p text:style-name="P6"/>
          </table:table-cell>
          <table:table-cell table:style-name="Tableau1.A1" office:value-type="string">
            <text:p text:style-name="P4"><text:span text:style-name="T1">Part. 257lt</text:span></text:p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<text:span text:style-name="T1">Dimanche 26 Octob. </text:span><text:span text:style-name="T4"></text:span><text:span text:style-name="T1"> L’Escolle des femmes.</text:span></text:p>
          </table:table-cell>
          <table:table-cell table:style-name="Tableau1.A1" office:value-type="string">
            <text:p text:style-name="P4"><text:span text:style-name="T3">212lt</text:span></text:p>
            <text:p text:style-name="P6"/>
          </table:table-cell>
          <table:table-cell table:style-name="Tableau1.A1" office:value-type="string">
            <text:p text:style-name="P4"><text:span text:style-name="T3">Part. 5lt 10s</text:span></text:p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<text:span text:style-name="T1">Dimanche 2 NOVEMB. </text:span><text:span text:style-name="T4"></text:span><text:span text:style-name="T1"> Idem.</text:span></text:p>
            <text:p text:style-name="P4"><text:span text:style-name="T5">Mardy on ne joua point, ni le Vendredy. </text:span></text:p>
          </table:table-cell>
          <table:table-cell table:style-name="Tableau1.A1" office:value-type="string">
            <text:p text:style-name="P4"><text:span text:style-name="T1">205lt</text:span></text:p>
            <text:p text:style-name="P6"/>
          </table:table-cell>
          <table:table-cell table:style-name="Tableau1.A1" office:value-type="string">
            <text:p text:style-name="P4"><text:span text:style-name="T1">Part. 4lt 10s</text:span></text:p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<text:span text:style-name="T1">Mardy 4 Nouembre on joua point à cause de la MORT DE Mr DU PARC. On a continué sa part à Mlle Du parc jusques à Pasques prochain.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<text:span text:style-name="T1">Dimanche 9me Nouemb. </text:span><text:span text:style-name="T4"></text:span><text:span text:style-name="T1"> </text:span><text:soft-page-break/><text:span text:style-name="T1">La premiere representation de LA PRINCESSE D’ELIDE.</text:span></text:p>
            <text:p text:style-name="P4"><text:span text:style-name="T5">Piece Nolle de Mr de Moliere.</text:span></text:p>
          </table:table-cell>
          <table:table-cell table:style-name="Tableau1.A1" office:value-type="string">
            <text:p text:style-name="P4"><text:span text:style-name="T1">Receu. 840lt</text:span></text:p>
            <text:p text:style-name="P6"/>
          </table:table-cell>
          <table:table-cell table:style-name="Tableau1.A1" office:value-type="string">
            <text:p text:style-name="P4"><text:span text:style-name="T1">Part. Payé plusieurs frais extres. </text:span><text:span text:style-name="T3">22lt </text:span></text:p>
            <text:p text:style-name="P6"><text:soft-page-break/></text:p>
          </table:table-cell>
        </table:table-row>
        <table:table-row table:style-name="Tableau1.1">
          <table:table-cell table:style-name="Tableau1.A1" office:value-type="string">
            <text:p text:style-name="P4"><text:bookmark text:name="_GoBack"/><text:span text:style-name="T1">Mardy 11me Nouemb</text:span><text:span text:style-name="T3">. </text:span><text:span text:style-name="T4"></text:span><text:span text:style-name="T3"> </text:span><text:span text:style-name="T1">Idem.</text:span></text:p>
          </table:table-cell>
          <table:table-cell table:style-name="Tableau1.A1" office:value-type="string">
            <text:p text:style-name="P4"><text:span text:style-name="T1">940lt</text:span></text:p>
            <text:p text:style-name="P6"/>
          </table:table-cell>
          <table:table-cell table:style-name="Tableau1.A1" office:value-type="string">
            <text:p text:style-name="P4"><text:span text:style-name="T1">Part. Payé des frais. </text:span><text:span text:style-name="T3">22lt </text:span></text:p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<text:span text:style-name="T1">Vendredy 14me</text:span><text:span text:style-name="T3">. </text:span><text:span text:style-name="T4"></text:span><text:span text:style-name="T3"> Idem.</text:span></text:p>
          </table:table-cell>
          <table:table-cell table:style-name="Tableau1.A1" office:value-type="string">
            <text:p text:style-name="P4"><text:span text:style-name="T3">475lt</text:span></text:p>
          </table:table-cell>
          <table:table-cell table:style-name="Tableau1.A1" office:value-type="string">
            <text:p text:style-name="P4"><text:span text:style-name="T3">Part. 11lt 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J’ai commancé à annoncer pour Monsr de Moliere.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P1"><text:span text:style-name="T1"><text:tab/><text:tab/></text:span></text:p>
      <text:p text:style-name="P1"><text:span text:style-name="T1">69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text:span text:style-name="T1">Dimanche 16me Nouemb. </text:span><text:span text:style-name="T4"></text:span><text:span text:style-name="T1"> Princes. d’Elide.</text:span></text:p>
            <text:p text:style-name="P4"><text:span text:style-name="T5">D. Japhet, Sertorius, La Thebaïde et encor l’Escolle des femmes. </text:span></text:p>
          </table:table-cell>
          <table:table-cell table:style-name="Tableau2.A1" office:value-type="string">
            <text:p text:style-name="P4"><text:span text:style-name="T1">856lt</text:span></text:p>
            <text:p text:style-name="P6"/>
          </table:table-cell>
          <table:table-cell table:style-name="Tableau2.A1" office:value-type="string">
            <text:p text:style-name="P4"><text:span text:style-name="T1">Part. 25lt </text:span></text:p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4"><text:span text:style-name="T1">Mardy 18me. </text:span><text:span text:style-name="T4"></text:span><text:span text:style-name="T1"> Idem.</text:span></text:p>
          </table:table-cell>
          <table:table-cell table:style-name="Tableau2.A1" office:value-type="string">
            <text:p text:style-name="P4"><text:span text:style-name="T1">480lt</text:span></text:p>
          </table:table-cell>
          <table:table-cell table:style-name="Tableau2.A1" office:value-type="string">
            <text:p text:style-name="P4"><text:span text:style-name="T1">Part. 14lt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Vendredy 21me. </text:span><text:span text:style-name="T4"></text:span><text:span text:style-name="T1"> Idem.</text:span></text:p>
          </table:table-cell>
          <table:table-cell table:style-name="Tableau2.A1" office:value-type="string">
            <text:p text:style-name="P4"><text:span text:style-name="T1">478lt</text:span></text:p>
          </table:table-cell>
          <table:table-cell table:style-name="Tableau2.A1" office:value-type="string">
            <text:p text:style-name="P4"><text:span text:style-name="T1">Part. 11lt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Dimanche 23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808lt</text:span></text:p>
          </table:table-cell>
          <table:table-cell table:style-name="Tableau2.A1" office:value-type="string">
            <text:p text:style-name="P4"><text:span text:style-name="T3">Part. 33lt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Mardy 25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750lt</text:span></text:p>
          </table:table-cell>
          <table:table-cell table:style-name="Tableau2.A1" office:value-type="string">
            <text:p text:style-name="P4"><text:span text:style-name="T3">Part. 30lt 15s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Vendredy 28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545lt</text:span></text:p>
          </table:table-cell>
          <table:table-cell table:style-name="Tableau2.A1" office:value-type="string">
            <text:p text:style-name="P4"><text:span text:style-name="T3">Part. 16lt 10s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Dimanche 30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760lt</text:span></text:p>
          </table:table-cell>
          <table:table-cell table:style-name="Tableau2.A1" office:value-type="string">
            <text:p text:style-name="P4"><text:span text:style-name="T3">Part. 27lt 10s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Le Samedy 29me Nouembre, la Troupe est allée au Raincy, maison de plaisance de Made la princesse Palatine, prez Paris, par Ordre Monsgr le Prince de Condé, pour y jouer Tartuffe en cinq actes.</text:span></text:p>
          </table:table-cell>
          <table:table-cell table:style-name="Tableau2.A1" office:value-type="string">
            <text:p text:style-name="P4"><text:span text:style-name="T3">Receu. 1100lt</text:span></text:p>
            <text:p text:style-name="P6"/>
          </table:table-cell>
          <table:table-cell table:style-name="Tableau2.A1" office:value-type="string">
            <text:p text:style-name="P4"><text:span text:style-name="T3">Part. 66lt </text:span></text:p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4"><text:span text:style-name="T1">Vne Visite Le Lundy 1er Decembre chez Monsr Colbert. </text:span><text:span text:style-name="T4"></text:span><text:span text:style-name="T1"> L’Escolle des femmes et l’Imptromptu de Versailles.</text:span></text:p>
          </table:table-cell>
          <table:table-cell table:style-name="Tableau2.A1" office:value-type="string">
            <text:p text:style-name="P4"><text:span text:style-name="T1">330lt</text:span></text:p>
            <text:p text:style-name="P5"/>
          </table:table-cell>
          <table:table-cell table:style-name="Tableau2.A1" office:value-type="string">
            <text:p text:style-name="P4"><text:span text:style-name="T1">Part. Neant. Employez aux decorations.</text:span></text:p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4"><text:span text:style-name="T1">Le Mardy 2me DECEMBRE. </text:span><text:span text:style-name="T4"></text:span><text:span text:style-name="T1"> Pr. d’Elide.</text:span></text:p>
          </table:table-cell>
          <table:table-cell table:style-name="Tableau2.A1" office:value-type="string">
            <text:p text:style-name="P4"><text:span text:style-name="T3">696lt</text:span></text:p>
            <text:p text:style-name="P6"/>
          </table:table-cell>
          <table:table-cell table:style-name="Tableau2.A1" office:value-type="string">
            <text:p text:style-name="P4"><text:span text:style-name="T3">Part. 24lt 15s</text:span></text:p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4"><text:span text:style-name="T1">Vendredy 5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580lt</text:span></text:p>
          </table:table-cell>
          <table:table-cell table:style-name="Tableau2.A1" office:value-type="string">
            <text:p text:style-name="P4"><text:span text:style-name="T3">Part. 19lt 10s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Dimanche 7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1">740lt</text:span></text:p>
          </table:table-cell>
          <table:table-cell table:style-name="Tableau2.A1" office:value-type="string">
            <text:p text:style-name="P4"><text:span text:style-name="T1">Part. Aux Capucins. 3lt 14s. </text:span><text:span text:style-name="T3">22lt 10s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Mardy 9me</text:span><text:span text:style-name="T3">. </text:span><text:span text:style-name="T4"></text:span><text:span text:style-name="T3"> </text:span><text:span text:style-name="T1">Idem.</text:span></text:p>
          </table:table-cell>
          <table:table-cell table:style-name="Tableau2.A1" office:value-type="string">
            <text:p text:style-name="P4"><text:span text:style-name="T1">233lt</text:span></text:p>
          </table:table-cell>
          <table:table-cell table:style-name="Tableau2.A1" office:value-type="string">
            <text:p text:style-name="P4"><text:span text:style-name="T1">Part. Neant. Payé des frais.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Vendredy 12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317lt</text:span></text:p>
          </table:table-cell>
          <table:table-cell table:style-name="Tableau2.A1" office:value-type="string">
            <text:p text:style-name="P4"><text:span text:style-name="T3">Part. 8lt 5s </text:span></text:p>
          </table:table-cell>
        </table:table-row>
        <table:table-row table:style-name="Tableau2.1">
          <table:table-cell table:style-name="Tableau2.A1" office:value-type="string">
            <text:p text:style-name="P4"><text:span text:style-name="T1">Dimanche 14me</text:span><text:span text:style-name="T3">. </text:span><text:span text:style-name="T4"></text:span><text:span text:style-name="T3"> Idem.</text:span></text:p>
          </table:table-cell>
          <table:table-cell table:style-name="Tableau2.A1" office:value-type="string">
            <text:p text:style-name="P4"><text:span text:style-name="T3">824lt</text:span></text:p>
          </table:table-cell>
          <table:table-cell table:style-name="Tableau2.A1" office:value-type="string">
            <text:p text:style-name="P4"><text:span text:style-name="T3">Part. 36lt 10s</text:span></text:p>
          </table:table-cell>
        </table:table-row>
      </table:table>
      <text:p text:style-name="P3"/>
      <text:p text:style-name="P1"><text:span text:style-name="T1">7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"><text:span text:style-name="T1">Mardy 16 Decembre</text:span><text:span text:style-name="T3">. </text:span><text:span text:style-name="T4"></text:span><text:span text:style-name="T3"> Pri. d’Elide.</text:span></text:p>
          </table:table-cell>
          <table:table-cell table:style-name="Tableau3.A1" office:value-type="string">
            <text:p text:style-name="P4"><text:span text:style-name="T3">590lt</text:span></text:p>
            <text:p text:style-name="P5"/>
          </table:table-cell>
          <table:table-cell table:style-name="Tableau3.A1" office:value-type="string">
            <text:p text:style-name="P4"><text:span text:style-name="T3">Part. 23lt 15s</text:span></text:p>
            <text:p text:style-name="P5"/>
          </table:table-cell>
        </table:table-row>
        <text:soft-page-break/>
        <table:table-row table:style-name="Tableau3.1">
          <table:table-cell table:style-name="Tableau3.A1" office:value-type="string">
            <text:p text:style-name="P4"><text:span text:style-name="T1">Vendredy 19</text:span><text:span text:style-name="T3">. </text:span><text:span text:style-name="T4"></text:span><text:span text:style-name="T3"> Idem.</text:span></text:p>
          </table:table-cell>
          <table:table-cell table:style-name="Tableau3.A1" office:value-type="string">
            <text:p text:style-name="P4"><text:span text:style-name="T3">537lt</text:span></text:p>
          </table:table-cell>
          <table:table-cell table:style-name="Tableau3.A1" office:value-type="string">
            <text:p text:style-name="P4"><text:span text:style-name="T3">Part. 18lt 5s 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1">Dimanche 21. </text:span><text:span text:style-name="T4"></text:span><text:span text:style-name="T1"> Idem.</text:span></text:p>
            <text:p text:style-name="P4"><text:span text:style-name="T5">Plus vne Visite chez Mr des Rannes, l’Estourdy.</text:span></text:p>
          </table:table-cell>
          <table:table-cell table:style-name="Tableau3.A1" office:value-type="string">
            <text:p text:style-name="P4"><text:span text:style-name="T1">846lt</text:span></text:p>
            <text:p text:style-name="P4"><text:span text:style-name="T5">330lt. </text:span><text:span text:style-name="T6"></text:span><text:span text:style-name="T5"> Employez aux decorations, le dt jour 21. </text:span></text:p>
          </table:table-cell>
          <table:table-cell table:style-name="Tableau3.A1" office:value-type="string">
            <text:p text:style-name="P4"><text:span text:style-name="T1">Part. Capucins 50s. 40lt 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1">Mardy 23. </text:span><text:span text:style-name="T4"></text:span><text:span text:style-name="T1"> Idem.</text:span></text:p>
          </table:table-cell>
          <table:table-cell table:style-name="Tableau3.A1" office:value-type="string">
            <text:p text:style-name="P4"><text:span text:style-name="T1">525lt</text:span></text:p>
          </table:table-cell>
          <table:table-cell table:style-name="Tableau3.A1" office:value-type="string">
            <text:p text:style-name="P4"><text:span text:style-name="T1">Part. 19lt 5s 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1">Vendredy 26me. </text:span><text:span text:style-name="T4"></text:span><text:span text:style-name="T1"> Id</text:span><text:span text:style-name="T3">em.</text:span></text:p>
          </table:table-cell>
          <table:table-cell table:style-name="Tableau3.A1" office:value-type="string">
            <text:p text:style-name="P4"><text:span text:style-name="T3">571lt</text:span></text:p>
          </table:table-cell>
          <table:table-cell table:style-name="Tableau3.A1" office:value-type="string">
            <text:p text:style-name="P4"><text:span text:style-name="T3">Part. 22lt 5s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1">Dimanche 28me</text:span><text:span text:style-name="T3">. </text:span><text:span text:style-name="T4"></text:span><text:span text:style-name="T3"> Idem.</text:span></text:p>
          </table:table-cell>
          <table:table-cell table:style-name="Tableau3.A1" office:value-type="string">
            <text:p text:style-name="P4"><text:span text:style-name="T3">586lt</text:span></text:p>
          </table:table-cell>
          <table:table-cell table:style-name="Tableau3.A1" office:value-type="string">
            <text:p text:style-name="P4"><text:span text:style-name="T3">Part. 23lt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1">Mardy 30me</text:span><text:span text:style-name="T3">. </text:span><text:span text:style-name="T4"></text:span><text:span text:style-name="T3"> Idem.</text:span></text:p>
          </table:table-cell>
          <table:table-cell table:style-name="Tableau3.A1" office:value-type="string">
            <text:p text:style-name="P4"><text:span text:style-name="T3">268lt</text:span></text:p>
          </table:table-cell>
          <table:table-cell table:style-name="Tableau3.A1" office:value-type="string">
            <text:p text:style-name="P4"><text:span text:style-name="T3">Part. 3lt 16s</text:span></text:p>
          </table:table-cell>
        </table:table-row>
      </table:table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1</meta:editing-cycles>
    <meta:creation-date>2020-03-24T13:27:00</meta:creation-date>
    <dc:date>2020-03-24T13:28:00</dc:date>
    <meta:editing-duration>PT1S</meta:editing-duration>
    <meta:generator>OpenOffice/4.1.6$Win32 OpenOffice.org_project/416m1$Build-9790</meta:generator>
    <meta:document-statistic meta:table-count="3" meta:image-count="0" meta:object-count="0" meta:page-count="3" meta:paragraph-count="116" meta:word-count="549" meta:character-count="30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